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rriweather" svg:font-family="Merriweather, Georgia, 'Times New Roman', 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746c8" officeooo:paragraph-rsid="001746c8"/>
    </style:style>
    <style:style style:name="P2" style:family="paragraph" style:parent-style-name="Standard">
      <style:text-properties fo:language="en" fo:country="US"/>
    </style:style>
    <style:style style:name="T1" style:family="text">
      <style:text-properties officeooo:rsid="0018465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ne of the brood of an indomitable evil cursing her home. Her saving grace is her mother the Yellow's complete disinterest in raising her progeny. <text:s/>Flynn is a large eyed black-feathered <text:span text:style-name="T1">saurian</text:span> with a small stature half the size of a human. Though as tall as a human in length considering her feathery tail. At the head her black conical teeth show with great frequency if hardly bare against the cobalt flesh. The bright blue blood coursing through her show most against veins in her black <text:span text:style-name="T1">irises.</text:span> There isn't much hidden to the imagination on the well feathered body. She suffers no clothing except for a well-anchored backpack. The forest green material or its red and blue stains never quite dry.</text:p>
      <text:p text:style-name="P2"/>
      <text:p text:style-name="P2">[b]Personality:[/b] </text:p>
      <text:p text:style-name="P2"/>
      <text:p text:style-name="P2">Flynn while a boisterous soul lacks a sense of terror. Quite a good thing with the nature of the world she must search for artifacts. Her demeanor can be amoral at times and lacks an accusatory nature. Often she finds herself permitted into places she ought not go. Many of the twitch to <text:span text:style-name="T1">which</text:span> she serves things of study suspect some part of her blood for the disarming nature.</text:p>
      <text:p text:style-name="P2"/>
      <text:p text:style-name="P2">[b]Equipment and abilities:[/b] </text:p>
      <text:p text:style-name="P2"/>
      <text:p text:style-name="P2">One of the brood of an indomitable evil cursing her home. Her saving grace is her mother the Yellow's complete disinterest in raising her progeny. <text:s/>Flynn is a large eyed black-feathered saurid with a small stature half the size of a human. Though as tall as a human in length considering her feathery tail. At the head her black conical teeth show with great frequency if hardly bare against the cobalt flesh. The bright blue blood coursing through her show most against veins in her black irses. There isn't much hidden to the imagination on the well feathered body. She suffers no clothing except for a well-anchored backpack. The forest green material or its red and blue stains never quite dry.</text:p>
      <text:p text:style-name="P2"/>
      <text:p text:style-name="P2">Flynn while a boisterous soul lacks most sense of terror. Quite a good thing with the nature of the world she must search for artifacts. Her demeanor can be amoral at times and lacks an accusatory nature. Often she finds herself permitted into places she ought not go. Many of the twitch to witch she serves things of study suspect some part of her blood for the disarming nature.</text:p>
      <text:p text:style-name="P2"/>
      <text:p text:style-name="P2">Thane. This creature is a hairworm native to the dangerous place in her plane called Losthome. A creature born of nature's tenacious denial of a vacuum inimical to life. The worm gains its name from an amorphous nature splitting with ease into clouds of its parts. Flynn uses it as a resilient multitool for mundane use or for blood magic. As the worm grows it continues to gain power and is now able to locate objects to great range. The intelligent creature reads the world rather than sees it while helping Flynn. It often can discern the lies of worldly illusions from native capability of creating its own. It uses these illusions to communicate with its parts or writ large to communicate to others.</text:p>
      <text:p text:style-name="P2"/>
      <text:p text:style-name="P2">Gansteel Implant. This implant houses her hairworm in her own body as a Thane. Many ports under her feathers are evidence of the extensive surgery. This was at first to avoid food in Losthome and enabled feeding the worm from her blood. Later improvements that meld it with her bloodline serve as a locus for power. It enables <text:span text:style-name="T1">channeling</text:span> of spells with the death energy that suffuses her plane. Sources of raw magical energy like many in Losthome also allow for a caster of prodigious fire rates. Burning magical energy off allows her to survive areas hazardous to most anyone else. If not her environment from the resulting damage en route. Employing such energies remains a distinct danger to herself.</text:p>
      <text:p text:style-name="P2"/>
      <text:p text:style-name="P2">Reacher. Many hidden treasures lie in Losthome for study. Many specters also lurk there with varieties of vast and terrible power. This makes subterfuge best for retrieval but both remain arduous tasks. Researching those powers took lives and lifetimes of discovery by the Twitch she serves. Their libraries collate knowledge on how to evade notice from other-sighted beings. Second to few Flynn knows many ritual blood magics discovered thus far. Much of them used to give her protection from awareness by unnatural sight. Others are circle rituals to allow her to contain or shape lesser ethereal beings into egg hosts. Some to change a frame of reference to pierce the veil of understanding in strange realms. After drawing a creature's visage first-hand she becomes far more difficult to detect. With a completed tablet reality starts to become willing to look the other way. More if she has a piece of its person, meaningful belonging, or even more their true name. Other blood rituals recover objects of interest from the insubstantial astral realm. Reachers now armed go to dark places with tablets shading them from the worst of the dangers. </text:p>
      <text:p text:style-name="P2"/>
      <text:p text:style-name="P2">Dreamless. Flynn's people do not dream. While their body needs rest the body spawns an astral glimmer to wander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rriweather" svg:font-family="Merriweather, Georgia, 'Times New Roman', 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M15S</meta:editing-duration>
    <meta:editing-cycles>4</meta:editing-cycles>
    <meta:generator>LibreOffice/5.0.5.2$Windows_x86 LibreOffice_project/55b006a02d247b5f7215fc6ea0fde844b30035b3</meta:generator>
    <dc:date>2016-04-10T13:16:39.400000000</dc:date>
    <meta:document-statistic meta:table-count="0" meta:image-count="0" meta:object-count="0" meta:page-count="1" meta:paragraph-count="10" meta:word-count="836" meta:character-count="4877" meta:non-whitespace-character-count="4045"/>
    <meta:user-defined meta:name="Info 1"/>
    <meta:user-defined meta:name="Info 2"/>
    <meta:user-defined meta:name="Info 3"/>
    <meta:user-defined meta:name="Info 4"/>
  </office:meta>
</office:document-meta>
</file>